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font-name="Liberation Sans" style:font-name-asian="Droid Sans Fallback" style:font-name-complex="FreeSans"/>
    </style:style>
  </office:automatic-styles>
  <office:body>
    <office:spreadsheet>
      <table:table table:name="questio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3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Question</text:p>
          </table:table-cell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A2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4</text:p>
          </table:table-cell>
          <table:table-cell table:style-name="Default" office:value-type="string" calcext:value-type="string">
            <text:p>A5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01 Question one?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33" calcext:value-type="float">
            <text:p>0.33</text:p>
          </table:table-cell>
          <table:table-cell table:style-name="ce1" office:value-type="float" office:value="0.08" calcext:value-type="float">
            <text:p>0.08</text:p>
          </table:table-cell>
          <table:table-cell table:formula="of:=1-SUM([.C2:.F2]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02 Question two?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0.16" calcext:value-type="float">
            <text:p>0.16</text:p>
          </table:table-cell>
          <table:table-cell table:style-name="ce1" office:value-type="float" office:value="0.03" calcext:value-type="float">
            <text:p>0.03</text:p>
          </table:table-cell>
          <table:table-cell table:formula="of:=1-SUM([.C3:.F3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03 Question three?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table:style-name="ce1" office:value-type="float" office:value="0.17" calcext:value-type="float">
            <text:p>0.17</text:p>
          </table:table-cell>
          <table:table-cell table:formula="of:=1-SUM([.C4:.F4]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04 Question four?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9" calcext:value-type="float">
            <text:p>0.29</text:p>
          </table:table-cell>
          <table:table-cell table:style-name="ce1" office:value-type="float" office:value="0.27" calcext:value-type="float">
            <text:p>0.27</text:p>
          </table:table-cell>
          <table:table-cell table:formula="of:=1-SUM([.C5:.F5]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05 Question five?</text:p>
          </table:table-cell>
          <table:table-cell office:value-type="float" office:value="0.2" calcext:value-type="float">
            <text:p>0.20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0</text:p>
          </table:table-cell>
          <table:table-cell table:style-name="ce1" office:value-type="float" office:value="0.39" calcext:value-type="float">
            <text:p>0.39</text:p>
          </table:table-cell>
          <table:table-cell table:formula="of:=1-SUM([.C6:.F6]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06 Question six?</text:p>
          </table:table-cell>
          <table:table-cell office:value-type="float" office:value="0.48" calcext:value-type="float">
            <text:p>0.48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table:style-name="ce1" office:value-type="float" office:value="0.27" calcext:value-type="float">
            <text:p>0.27</text:p>
          </table:table-cell>
          <table:table-cell table:formula="of:=1-SUM([.C7:.F7])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07 Question seven?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0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formula="of:=1-SUM([.C8:.F8])" office:value-type="float" office:value="0.0599999999999998" calcext:value-type="float">
            <text:p>0.06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08 Question eight?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21" calcext:value-type="float">
            <text:p>0.21</text:p>
          </table:table-cell>
          <table:table-cell table:style-name="ce1" office:value-type="float" office:value="0.03" calcext:value-type="float">
            <text:p>0.03</text:p>
          </table:table-cell>
          <table:table-cell table:formula="of:=1-SUM([.C9:.F9])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09 Question nine?</text:p>
          </table:table-cell>
          <table:table-cell office:value-type="float" office:value="0.19" calcext:value-type="float">
            <text:p>0.19</text:p>
          </table:table-cell>
          <table:table-cell office:value-type="float" office:value="0.51" calcext:value-type="float">
            <text:p>0.51</text:p>
          </table:table-cell>
          <table:table-cell office:value-type="float" office:value="0.17" calcext:value-type="float">
            <text:p>0.17</text:p>
          </table:table-cell>
          <table:table-cell table:style-name="ce1" office:value-type="float" office:value="0.01" calcext:value-type="float">
            <text:p>0.01</text:p>
          </table:table-cell>
          <table:table-cell table:formula="of:=1-SUM([.C10:.F10]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10 Question ten?</text:p>
          </table:table-cell>
          <table:table-cell office:value-type="float" office:value="0.19" calcext:value-type="float">
            <text:p>0.19</text:p>
          </table:table-cell>
          <table:table-cell office:value-type="float" office:value="0.36" calcext:value-type="float">
            <text:p>0.36</text:p>
          </table:table-cell>
          <table:table-cell office:value-type="float" office:value="0.07" calcext:value-type="float">
            <text:p>0.07</text:p>
          </table:table-cell>
          <table:table-cell table:style-name="ce1" office:value-type="float" office:value="0.36" calcext:value-type="float">
            <text:p>0.36</text:p>
          </table:table-cell>
          <table:table-cell table:formula="of:=1-SUM([.C11:.F11])" office:value-type="float" office:value="0.0199999999999999" calcext:value-type="float">
            <text:p>0.02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11 Question eleven?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1-SUM([.C12:.F12])" office:value-type="float" office:value="-0.01" calcext:value-type="float">
            <text:p>-0.01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12 Question twelve?</text:p>
          </table:table-cell>
          <table:table-cell office:value-type="float" office:value="0.34" calcext:value-type="float">
            <text:p>0.3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23" calcext:value-type="float">
            <text:p>0.23</text:p>
          </table:table-cell>
          <table:table-cell table:formula="of:=1-SUM([.C13:.F13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13 Question thirteen?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table:style-name="ce1" office:value-type="float" office:value="0.34" calcext:value-type="float">
            <text:p>0.34</text:p>
          </table:table-cell>
          <table:table-cell table:formula="of:=1-SUM([.C14:.F14])" office:value-type="float" office:value="0.0699999999999998" calcext:value-type="float">
            <text:p>0.07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14 Question fourteen?</text:p>
          </table:table-cell>
          <table:table-cell office:value-type="float" office:value="0.37" calcext:value-type="float">
            <text:p>0.37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formula="of:=1-SUM([.C15:.F15]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15 Question fifteen?</text:p>
          </table:table-cell>
          <table:table-cell office:value-type="float" office:value="0.46" calcext:value-type="float">
            <text:p>0.46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0</text:p>
          </table:table-cell>
          <table:table-cell table:style-name="ce1" office:value-type="float" office:value="0.01" calcext:value-type="float">
            <text:p>0.01</text:p>
          </table:table-cell>
          <table:table-cell table:formula="of:=1-SUM([.C16:.F16]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16 Question sixteen?</text:p>
          </table:table-cell>
          <table:table-cell office:value-type="float" office:value="0.08" calcext:value-type="float">
            <text:p>0.08</text:p>
          </table:table-cell>
          <table:table-cell office:value-type="float" office:value="0.86" calcext:value-type="float">
            <text:p>0.86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.00</text:p>
          </table:table-cell>
          <table:table-cell table:formula="of:=1-SUM([.C17:.F17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17 Question seventeen?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formula="of:=1-SUM([.C18:.F18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18 Question eightteen?</text:p>
          </table:table-cell>
          <table:table-cell office:value-type="float" office:value="0.07" calcext:value-type="float">
            <text:p>0.07</text:p>
          </table:table-cell>
          <table:table-cell office:value-type="float" office:value="0.77" calcext:value-type="float">
            <text:p>0.77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0.06</text:p>
          </table:table-cell>
          <table:table-cell table:formula="of:=1-SUM([.C19:.F19])" office:value-type="float" office:value="0.0399999999999998" calcext:value-type="float">
            <text:p>0.04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19 Question nineteen?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table:style-name="ce1" office:value-type="float" office:value="0.12" calcext:value-type="float">
            <text:p>0.12</text:p>
          </table:table-cell>
          <table:table-cell table:formula="of:=1-SUM([.C20:.F20])" office:value-type="float" office:value="0.0499999999999999" calcext:value-type="float">
            <text:p>0.05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20 Question twenty?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0.06" calcext:value-type="float">
            <text:p>0.06</text:p>
          </table:table-cell>
          <table:table-cell table:formula="of:=1-SUM([.C21:.F21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21 Question twentyone?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table:style-name="ce1" office:value-type="float" office:value="0.17" calcext:value-type="float">
            <text:p>0.17</text:p>
          </table:table-cell>
          <table:table-cell table:formula="of:=1-SUM([.C22:.F22])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22 Question twentytwo?</text:p>
          </table:table-cell>
          <table:table-cell office:value-type="float" office:value="0.1" calcext:value-type="float">
            <text:p>0.10</text:p>
          </table:table-cell>
          <table:table-cell office:value-type="float" office:value="0.54" calcext:value-type="float">
            <text:p>0.54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0.06" calcext:value-type="float">
            <text:p>0.06</text:p>
          </table:table-cell>
          <table:table-cell table:formula="of:=1-SUM([.C23:.F23]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23 Question twentythree?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65" calcext:value-type="float">
            <text:p>0.65</text:p>
          </table:table-cell>
          <table:table-cell table:style-name="ce1" office:value-type="float" office:value="0.07" calcext:value-type="float">
            <text:p>0.07</text:p>
          </table:table-cell>
          <table:table-cell table:formula="of:=1-SUM([.C24:.F24])" office:value-type="float" office:value="0.0700000000000001" calcext:value-type="float">
            <text:p>0.07</text:p>
          </table:table-cell>
        </table:table-row>
        <table:table-row table:style-name="ro1">
          <table:table-cell office:value-type="string" calcext:value-type="string">
            <text:p>2015 Q1</text:p>
          </table:table-cell>
          <table:table-cell office:value-type="string" calcext:value-type="string">
            <text:p>Q24 Question twentyfour?</text:p>
          </table:table-cell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  <table:table-cell office:value-type="float" office:value="0.2" calcext:value-type="float">
            <text:p>0.20</text:p>
          </table:table-cell>
          <table:table-cell table:style-name="ce1" office:value-type="float" office:value="0.02" calcext:value-type="float">
            <text:p>0.02</text:p>
          </table:table-cell>
          <table:table-cell table:formula="of:=1-SUM([.C25:.F25])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01 Question one?</text:p>
          </table:table-cell>
          <table:table-cell table:formula="of:=FLOOR(0.5*RAND();0.01)" office:value-type="float" office:value="0.03" calcext:value-type="float">
            <text:p>0.03</text:p>
          </table:table-cell>
          <table:table-cell table:formula="of:=FLOOR((1-[.C26])*RAND();0.01)" office:value-type="float" office:value="0.5" calcext:value-type="float">
            <text:p>0.50</text:p>
          </table:table-cell>
          <table:table-cell table:formula="of:=FLOOR((1-[.C26]-[.D26])*RAND();0.01)" office:value-type="float" office:value="0.33" calcext:value-type="float">
            <text:p>0.33</text:p>
          </table:table-cell>
          <table:table-cell table:formula="of:=FLOOR((1-[.C26]-[.D26]-[.E26])*RAND();0.01)" office:value-type="float" office:value="0.01" calcext:value-type="float">
            <text:p>0.01</text:p>
          </table:table-cell>
          <table:table-cell table:formula="of:=1-SUM([.C26:.F26]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02 Question two?</text:p>
          </table:table-cell>
          <table:table-cell table:formula="of:=FLOOR(0.5*RAND();0.01)" office:value-type="float" office:value="0.36" calcext:value-type="float">
            <text:p>0.36</text:p>
          </table:table-cell>
          <table:table-cell table:formula="of:=FLOOR((1-[.C27])*RAND();0.01)" office:value-type="float" office:value="0.23" calcext:value-type="float">
            <text:p>0.23</text:p>
          </table:table-cell>
          <table:table-cell table:formula="of:=FLOOR((1-[.C27]-[.D27])*RAND();0.01)" office:value-type="float" office:value="0.39" calcext:value-type="float">
            <text:p>0.39</text:p>
          </table:table-cell>
          <table:table-cell table:formula="of:=FLOOR((1-[.C27]-[.D27]-[.E27])*RAND();0.01)" office:value-type="float" office:value="0.01" calcext:value-type="float">
            <text:p>0.01</text:p>
          </table:table-cell>
          <table:table-cell table:formula="of:=1-SUM([.C27:.F27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03 Question three?</text:p>
          </table:table-cell>
          <table:table-cell table:formula="of:=FLOOR(0.5*RAND();0.01)" office:value-type="float" office:value="0.04" calcext:value-type="float">
            <text:p>0.04</text:p>
          </table:table-cell>
          <table:table-cell table:formula="of:=FLOOR((1-[.C28])*RAND();0.01)" office:value-type="float" office:value="0.8" calcext:value-type="float">
            <text:p>0.80</text:p>
          </table:table-cell>
          <table:table-cell table:formula="of:=FLOOR((1-[.C28]-[.D28])*RAND();0.01)" office:value-type="float" office:value="0.12" calcext:value-type="float">
            <text:p>0.12</text:p>
          </table:table-cell>
          <table:table-cell table:formula="of:=FLOOR((1-[.C28]-[.D28]-[.E28])*RAND();0.01)" office:value-type="float" office:value="0.02" calcext:value-type="float">
            <text:p>0.02</text:p>
          </table:table-cell>
          <table:table-cell table:formula="of:=1-SUM([.C28:.F28])" office:value-type="float" office:value="0.0199999999999999" calcext:value-type="float">
            <text:p>0.02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04 Question four?</text:p>
          </table:table-cell>
          <table:table-cell table:formula="of:=FLOOR(0.5*RAND();0.01)" office:value-type="float" office:value="0.36" calcext:value-type="float">
            <text:p>0.36</text:p>
          </table:table-cell>
          <table:table-cell table:formula="of:=FLOOR((1-[.C29])*RAND();0.01)" office:value-type="float" office:value="0.25" calcext:value-type="float">
            <text:p>0.25</text:p>
          </table:table-cell>
          <table:table-cell table:formula="of:=FLOOR((1-[.C29]-[.D29])*RAND();0.01)" office:value-type="float" office:value="0.22" calcext:value-type="float">
            <text:p>0.22</text:p>
          </table:table-cell>
          <table:table-cell table:formula="of:=FLOOR((1-[.C29]-[.D29]-[.E29])*RAND();0.01)" office:value-type="float" office:value="0.14" calcext:value-type="float">
            <text:p>0.14</text:p>
          </table:table-cell>
          <table:table-cell table:formula="of:=1-SUM([.C29:.F29])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05 Question five?</text:p>
          </table:table-cell>
          <table:table-cell table:formula="of:=FLOOR(0.5*RAND();0.01)" office:value-type="float" office:value="0.09" calcext:value-type="float">
            <text:p>0.09</text:p>
          </table:table-cell>
          <table:table-cell table:formula="of:=FLOOR((1-[.C30])*RAND();0.01)" office:value-type="float" office:value="0.46" calcext:value-type="float">
            <text:p>0.46</text:p>
          </table:table-cell>
          <table:table-cell table:formula="of:=FLOOR((1-[.C30]-[.D30])*RAND();0.01)" office:value-type="float" office:value="0.12" calcext:value-type="float">
            <text:p>0.12</text:p>
          </table:table-cell>
          <table:table-cell table:formula="of:=FLOOR((1-[.C30]-[.D30]-[.E30])*RAND();0.01)" office:value-type="float" office:value="0.12" calcext:value-type="float">
            <text:p>0.12</text:p>
          </table:table-cell>
          <table:table-cell table:formula="of:=1-SUM([.C30:.F30]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06 Question six?</text:p>
          </table:table-cell>
          <table:table-cell table:formula="of:=FLOOR(0.5*RAND();0.01)" office:value-type="float" office:value="0.47" calcext:value-type="float">
            <text:p>0.47</text:p>
          </table:table-cell>
          <table:table-cell table:formula="of:=FLOOR((1-[.C31])*RAND();0.01)" office:value-type="float" office:value="0.47" calcext:value-type="float">
            <text:p>0.47</text:p>
          </table:table-cell>
          <table:table-cell table:formula="of:=FLOOR((1-[.C31]-[.D31])*RAND();0.01)" office:value-type="float" office:value="0.04" calcext:value-type="float">
            <text:p>0.04</text:p>
          </table:table-cell>
          <table:table-cell table:formula="of:=FLOOR((1-[.C31]-[.D31]-[.E31])*RAND();0.01)" office:value-type="float" office:value="0.01" calcext:value-type="float">
            <text:p>0.01</text:p>
          </table:table-cell>
          <table:table-cell table:formula="of:=1-SUM([.C31:.F31])" office:value-type="float" office:value="0.0099999999999999" calcext:value-type="float">
            <text:p>0.01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07 Question seven?</text:p>
          </table:table-cell>
          <table:table-cell table:formula="of:=FLOOR(0.5*RAND();0.01)" office:value-type="float" office:value="0.32" calcext:value-type="float">
            <text:p>0.32</text:p>
          </table:table-cell>
          <table:table-cell table:formula="of:=FLOOR((1-[.C32])*RAND();0.01)" office:value-type="float" office:value="0.52" calcext:value-type="float">
            <text:p>0.52</text:p>
          </table:table-cell>
          <table:table-cell table:formula="of:=FLOOR((1-[.C32]-[.D32])*RAND();0.01)" office:value-type="float" office:value="0.13" calcext:value-type="float">
            <text:p>0.13</text:p>
          </table:table-cell>
          <table:table-cell table:formula="of:=FLOOR((1-[.C32]-[.D32]-[.E32])*RAND();0.01)" office:value-type="float" office:value="0.01" calcext:value-type="float">
            <text:p>0.01</text:p>
          </table:table-cell>
          <table:table-cell table:formula="of:=1-SUM([.C32:.F32])" office:value-type="float" office:value="0.0199999999999999" calcext:value-type="float">
            <text:p>0.02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08 Question eight?</text:p>
          </table:table-cell>
          <table:table-cell table:formula="of:=FLOOR(0.5*RAND();0.01)" office:value-type="float" office:value="0.24" calcext:value-type="float">
            <text:p>0.24</text:p>
          </table:table-cell>
          <table:table-cell table:formula="of:=FLOOR((1-[.C33])*RAND();0.01)" office:value-type="float" office:value="0.13" calcext:value-type="float">
            <text:p>0.13</text:p>
          </table:table-cell>
          <table:table-cell table:formula="of:=FLOOR((1-[.C33]-[.D33])*RAND();0.01)" office:value-type="float" office:value="0.18" calcext:value-type="float">
            <text:p>0.18</text:p>
          </table:table-cell>
          <table:table-cell table:formula="of:=FLOOR((1-[.C33]-[.D33]-[.E33])*RAND();0.01)" office:value-type="float" office:value="0.09" calcext:value-type="float">
            <text:p>0.09</text:p>
          </table:table-cell>
          <table:table-cell table:formula="of:=1-SUM([.C33:.F33]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09 Question nine?</text:p>
          </table:table-cell>
          <table:table-cell table:formula="of:=FLOOR(0.5*RAND();0.01)" office:value-type="float" office:value="0.34" calcext:value-type="float">
            <text:p>0.34</text:p>
          </table:table-cell>
          <table:table-cell table:formula="of:=FLOOR((1-[.C34])*RAND();0.01)" office:value-type="float" office:value="0.65" calcext:value-type="float">
            <text:p>0.65</text:p>
          </table:table-cell>
          <table:table-cell table:formula="of:=FLOOR((1-[.C34]-[.D34])*RAND();0.01)" office:value-type="float" office:value="0" calcext:value-type="float">
            <text:p>0.00</text:p>
          </table:table-cell>
          <table:table-cell table:formula="of:=FLOOR((1-[.C34]-[.D34]-[.E34])*RAND();0.01)" office:value-type="float" office:value="0" calcext:value-type="float">
            <text:p>0.00</text:p>
          </table:table-cell>
          <table:table-cell table:formula="of:=1-SUM([.C34:.F34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10 Question ten?</text:p>
          </table:table-cell>
          <table:table-cell table:formula="of:=FLOOR(0.5*RAND();0.01)" office:value-type="float" office:value="0" calcext:value-type="float">
            <text:p>0.00</text:p>
          </table:table-cell>
          <table:table-cell table:formula="of:=FLOOR((1-[.C35])*RAND();0.01)" office:value-type="float" office:value="0.67" calcext:value-type="float">
            <text:p>0.67</text:p>
          </table:table-cell>
          <table:table-cell table:formula="of:=FLOOR((1-[.C35]-[.D35])*RAND();0.01)" office:value-type="float" office:value="0.32" calcext:value-type="float">
            <text:p>0.32</text:p>
          </table:table-cell>
          <table:table-cell table:formula="of:=FLOOR((1-[.C35]-[.D35]-[.E35])*RAND();0.01)" office:value-type="float" office:value="0" calcext:value-type="float">
            <text:p>0.00</text:p>
          </table:table-cell>
          <table:table-cell table:formula="of:=1-SUM([.C35:.F35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11 Question eleven?</text:p>
          </table:table-cell>
          <table:table-cell table:formula="of:=FLOOR(0.5*RAND();0.01)" office:value-type="float" office:value="0.17" calcext:value-type="float">
            <text:p>0.17</text:p>
          </table:table-cell>
          <table:table-cell table:formula="of:=FLOOR((1-[.C36])*RAND();0.01)" office:value-type="float" office:value="0.67" calcext:value-type="float">
            <text:p>0.67</text:p>
          </table:table-cell>
          <table:table-cell table:formula="of:=FLOOR((1-[.C36]-[.D36])*RAND();0.01)" office:value-type="float" office:value="0.15" calcext:value-type="float">
            <text:p>0.15</text:p>
          </table:table-cell>
          <table:table-cell table:formula="of:=FLOOR((1-[.C36]-[.D36]-[.E36])*RAND();0.01)" office:value-type="float" office:value="0" calcext:value-type="float">
            <text:p>0.00</text:p>
          </table:table-cell>
          <table:table-cell table:formula="of:=1-SUM([.C36:.F36])" office:value-type="float" office:value="0.0099999999999999" calcext:value-type="float">
            <text:p>0.01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12 Question twelve?</text:p>
          </table:table-cell>
          <table:table-cell table:formula="of:=FLOOR(0.5*RAND();0.01)" office:value-type="float" office:value="0.06" calcext:value-type="float">
            <text:p>0.06</text:p>
          </table:table-cell>
          <table:table-cell table:formula="of:=FLOOR((1-[.C37])*RAND();0.01)" office:value-type="float" office:value="0.03" calcext:value-type="float">
            <text:p>0.03</text:p>
          </table:table-cell>
          <table:table-cell table:formula="of:=FLOOR((1-[.C37]-[.D37])*RAND();0.01)" office:value-type="float" office:value="0.39" calcext:value-type="float">
            <text:p>0.39</text:p>
          </table:table-cell>
          <table:table-cell table:formula="of:=FLOOR((1-[.C37]-[.D37]-[.E37])*RAND();0.01)" office:value-type="float" office:value="0.08" calcext:value-type="float">
            <text:p>0.08</text:p>
          </table:table-cell>
          <table:table-cell table:formula="of:=1-SUM([.C37:.F37]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13 Question thirteen?</text:p>
          </table:table-cell>
          <table:table-cell table:formula="of:=FLOOR(0.5*RAND();0.01)" office:value-type="float" office:value="0.36" calcext:value-type="float">
            <text:p>0.36</text:p>
          </table:table-cell>
          <table:table-cell table:formula="of:=FLOOR((1-[.C38])*RAND();0.01)" office:value-type="float" office:value="0.5" calcext:value-type="float">
            <text:p>0.50</text:p>
          </table:table-cell>
          <table:table-cell table:formula="of:=FLOOR((1-[.C38]-[.D38])*RAND();0.01)" office:value-type="float" office:value="0.06" calcext:value-type="float">
            <text:p>0.06</text:p>
          </table:table-cell>
          <table:table-cell table:formula="of:=FLOOR((1-[.C38]-[.D38]-[.E38])*RAND();0.01)" office:value-type="float" office:value="0.07" calcext:value-type="float">
            <text:p>0.07</text:p>
          </table:table-cell>
          <table:table-cell table:formula="of:=1-SUM([.C38:.F38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14 Question fourteen?</text:p>
          </table:table-cell>
          <table:table-cell table:formula="of:=FLOOR(0.5*RAND();0.01)" office:value-type="float" office:value="0.3" calcext:value-type="float">
            <text:p>0.30</text:p>
          </table:table-cell>
          <table:table-cell table:formula="of:=FLOOR((1-[.C39])*RAND();0.01)" office:value-type="float" office:value="0.03" calcext:value-type="float">
            <text:p>0.03</text:p>
          </table:table-cell>
          <table:table-cell table:formula="of:=FLOOR((1-[.C39]-[.D39])*RAND();0.01)" office:value-type="float" office:value="0.53" calcext:value-type="float">
            <text:p>0.53</text:p>
          </table:table-cell>
          <table:table-cell table:formula="of:=FLOOR((1-[.C39]-[.D39]-[.E39])*RAND();0.01)" office:value-type="float" office:value="0.04" calcext:value-type="float">
            <text:p>0.04</text:p>
          </table:table-cell>
          <table:table-cell table:formula="of:=1-SUM([.C39:.F39])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15 Question fifteen?</text:p>
          </table:table-cell>
          <table:table-cell table:formula="of:=FLOOR(0.5*RAND();0.01)" office:value-type="float" office:value="0.24" calcext:value-type="float">
            <text:p>0.24</text:p>
          </table:table-cell>
          <table:table-cell table:formula="of:=FLOOR((1-[.C40])*RAND();0.01)" office:value-type="float" office:value="0.1" calcext:value-type="float">
            <text:p>0.10</text:p>
          </table:table-cell>
          <table:table-cell table:formula="of:=FLOOR((1-[.C40]-[.D40])*RAND();0.01)" office:value-type="float" office:value="0.54" calcext:value-type="float">
            <text:p>0.54</text:p>
          </table:table-cell>
          <table:table-cell table:formula="of:=FLOOR((1-[.C40]-[.D40]-[.E40])*RAND();0.01)" office:value-type="float" office:value="0.05" calcext:value-type="float">
            <text:p>0.05</text:p>
          </table:table-cell>
          <table:table-cell table:formula="of:=1-SUM([.C40:.F40])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16 Question sixteen?</text:p>
          </table:table-cell>
          <table:table-cell table:formula="of:=FLOOR(0.5*RAND();0.01)" office:value-type="float" office:value="0.1" calcext:value-type="float">
            <text:p>0.10</text:p>
          </table:table-cell>
          <table:table-cell table:formula="of:=FLOOR((1-[.C41])*RAND();0.01)" office:value-type="float" office:value="0.59" calcext:value-type="float">
            <text:p>0.59</text:p>
          </table:table-cell>
          <table:table-cell table:formula="of:=FLOOR((1-[.C41]-[.D41])*RAND();0.01)" office:value-type="float" office:value="0.17" calcext:value-type="float">
            <text:p>0.17</text:p>
          </table:table-cell>
          <table:table-cell table:formula="of:=FLOOR((1-[.C41]-[.D41]-[.E41])*RAND();0.01)" office:value-type="float" office:value="0.03" calcext:value-type="float">
            <text:p>0.03</text:p>
          </table:table-cell>
          <table:table-cell table:formula="of:=1-SUM([.C41:.F41]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17 Question seventeen?</text:p>
          </table:table-cell>
          <table:table-cell table:formula="of:=FLOOR(0.5*RAND();0.01)" office:value-type="float" office:value="0" calcext:value-type="float">
            <text:p>0.00</text:p>
          </table:table-cell>
          <table:table-cell table:formula="of:=FLOOR((1-[.C42])*RAND();0.01)" office:value-type="float" office:value="0.87" calcext:value-type="float">
            <text:p>0.87</text:p>
          </table:table-cell>
          <table:table-cell table:formula="of:=FLOOR((1-[.C42]-[.D42])*RAND();0.01)" office:value-type="float" office:value="0.11" calcext:value-type="float">
            <text:p>0.11</text:p>
          </table:table-cell>
          <table:table-cell table:formula="of:=FLOOR((1-[.C42]-[.D42]-[.E42])*RAND();0.01)" office:value-type="float" office:value="0" calcext:value-type="float">
            <text:p>0.00</text:p>
          </table:table-cell>
          <table:table-cell table:formula="of:=1-SUM([.C42:.F42])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18 Question eightteen?</text:p>
          </table:table-cell>
          <table:table-cell table:formula="of:=FLOOR(0.5*RAND();0.01)" office:value-type="float" office:value="0.12" calcext:value-type="float">
            <text:p>0.12</text:p>
          </table:table-cell>
          <table:table-cell table:formula="of:=FLOOR((1-[.C43])*RAND();0.01)" office:value-type="float" office:value="0.38" calcext:value-type="float">
            <text:p>0.38</text:p>
          </table:table-cell>
          <table:table-cell table:formula="of:=FLOOR((1-[.C43]-[.D43])*RAND();0.01)" office:value-type="float" office:value="0.26" calcext:value-type="float">
            <text:p>0.26</text:p>
          </table:table-cell>
          <table:table-cell table:formula="of:=FLOOR((1-[.C43]-[.D43]-[.E43])*RAND();0.01)" office:value-type="float" office:value="0.18" calcext:value-type="float">
            <text:p>0.18</text:p>
          </table:table-cell>
          <table:table-cell table:formula="of:=1-SUM([.C43:.F43])" office:value-type="float" office:value="0.0600000000000001" calcext:value-type="float">
            <text:p>0.06</text:p>
          </table:table-cell>
        </table:table-row>
        <table:table-row table:style-name="ro1">
          <table:table-cell office:value-type="string" calcext:value-type="string">
            <text:p>2014 Q4</text:p>
          </table:table-cell>
          <table:table-cell office:value-type="string" calcext:value-type="string">
            <text:p>Q19 Question nineteen?</text:p>
          </table:table-cell>
          <table:table-cell table:formula="of:=FLOOR(0.5*RAND();0.01)" office:value-type="float" office:value="0.13" calcext:value-type="float">
            <text:p>0.13</text:p>
          </table:table-cell>
          <table:table-cell table:formula="of:=FLOOR((1-[.C44])*RAND();0.01)" office:value-type="float" office:value="0.03" calcext:value-type="float">
            <text:p>0.03</text:p>
          </table:table-cell>
          <table:table-cell table:formula="of:=FLOOR((1-[.C44]-[.D44])*RAND();0.01)" office:value-type="float" office:value="0.3" calcext:value-type="float">
            <text:p>0.30</text:p>
          </table:table-cell>
          <table:table-cell table:formula="of:=FLOOR((1-[.C44]-[.D44]-[.E44])*RAND();0.01)" office:value-type="float" office:value="0.29" calcext:value-type="float">
            <text:p>0.29</text:p>
          </table:table-cell>
          <table:table-cell table:formula="of:=1-SUM([.C44:.F44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01 Question one?</text:p>
          </table:table-cell>
          <table:table-cell table:formula="of:=FLOOR(0.5*RAND();0.01)" office:value-type="float" office:value="0.41" calcext:value-type="float">
            <text:p>0.41</text:p>
          </table:table-cell>
          <table:table-cell table:formula="of:=FLOOR((1-[.C45])*RAND();0.01)" office:value-type="float" office:value="0.42" calcext:value-type="float">
            <text:p>0.42</text:p>
          </table:table-cell>
          <table:table-cell table:formula="of:=FLOOR((1-[.C45]-[.D45])*RAND();0.01)" office:value-type="float" office:value="0.11" calcext:value-type="float">
            <text:p>0.11</text:p>
          </table:table-cell>
          <table:table-cell table:formula="of:=FLOOR((1-[.C45]-[.D45]-[.E45])*RAND();0.01)" office:value-type="float" office:value="0.04" calcext:value-type="float">
            <text:p>0.04</text:p>
          </table:table-cell>
          <table:table-cell table:formula="of:=1-SUM([.C45:.F45])" office:value-type="float" office:value="0.0199999999999999" calcext:value-type="float">
            <text:p>0.02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02 Question two?</text:p>
          </table:table-cell>
          <table:table-cell table:formula="of:=FLOOR(0.5*RAND();0.01)" office:value-type="float" office:value="0.19" calcext:value-type="float">
            <text:p>0.19</text:p>
          </table:table-cell>
          <table:table-cell table:formula="of:=FLOOR((1-[.C46])*RAND();0.01)" office:value-type="float" office:value="0.44" calcext:value-type="float">
            <text:p>0.44</text:p>
          </table:table-cell>
          <table:table-cell table:formula="of:=FLOOR((1-[.C46]-[.D46])*RAND();0.01)" office:value-type="float" office:value="0.08" calcext:value-type="float">
            <text:p>0.08</text:p>
          </table:table-cell>
          <table:table-cell table:formula="of:=FLOOR((1-[.C46]-[.D46]-[.E46])*RAND();0.01)" office:value-type="float" office:value="0.14" calcext:value-type="float">
            <text:p>0.14</text:p>
          </table:table-cell>
          <table:table-cell table:formula="of:=1-SUM([.C46:.F46]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03 Question three?</text:p>
          </table:table-cell>
          <table:table-cell table:formula="of:=FLOOR(0.5*RAND();0.01)" office:value-type="float" office:value="0.48" calcext:value-type="float">
            <text:p>0.48</text:p>
          </table:table-cell>
          <table:table-cell table:formula="of:=FLOOR((1-[.C47])*RAND();0.01)" office:value-type="float" office:value="0.11" calcext:value-type="float">
            <text:p>0.11</text:p>
          </table:table-cell>
          <table:table-cell table:formula="of:=FLOOR((1-[.C47]-[.D47])*RAND();0.01)" office:value-type="float" office:value="0.17" calcext:value-type="float">
            <text:p>0.17</text:p>
          </table:table-cell>
          <table:table-cell table:formula="of:=FLOOR((1-[.C47]-[.D47]-[.E47])*RAND();0.01)" office:value-type="float" office:value="0.15" calcext:value-type="float">
            <text:p>0.15</text:p>
          </table:table-cell>
          <table:table-cell table:formula="of:=1-SUM([.C47:.F47]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04 Question four?</text:p>
          </table:table-cell>
          <table:table-cell table:formula="of:=FLOOR(0.5*RAND();0.01)" office:value-type="float" office:value="0.23" calcext:value-type="float">
            <text:p>0.23</text:p>
          </table:table-cell>
          <table:table-cell table:formula="of:=FLOOR((1-[.C48])*RAND();0.01)" office:value-type="float" office:value="0.04" calcext:value-type="float">
            <text:p>0.04</text:p>
          </table:table-cell>
          <table:table-cell table:formula="of:=FLOOR((1-[.C48]-[.D48])*RAND();0.01)" office:value-type="float" office:value="0.14" calcext:value-type="float">
            <text:p>0.14</text:p>
          </table:table-cell>
          <table:table-cell table:formula="of:=FLOOR((1-[.C48]-[.D48]-[.E48])*RAND();0.01)" office:value-type="float" office:value="0.22" calcext:value-type="float">
            <text:p>0.22</text:p>
          </table:table-cell>
          <table:table-cell table:formula="of:=1-SUM([.C48:.F48])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05 Question five?</text:p>
          </table:table-cell>
          <table:table-cell table:formula="of:=FLOOR(0.5*RAND();0.01)" office:value-type="float" office:value="0.05" calcext:value-type="float">
            <text:p>0.05</text:p>
          </table:table-cell>
          <table:table-cell table:formula="of:=FLOOR((1-[.C49])*RAND();0.01)" office:value-type="float" office:value="0.63" calcext:value-type="float">
            <text:p>0.63</text:p>
          </table:table-cell>
          <table:table-cell table:formula="of:=FLOOR((1-[.C49]-[.D49])*RAND();0.01)" office:value-type="float" office:value="0.22" calcext:value-type="float">
            <text:p>0.22</text:p>
          </table:table-cell>
          <table:table-cell table:formula="of:=FLOOR((1-[.C49]-[.D49]-[.E49])*RAND();0.01)" office:value-type="float" office:value="0.05" calcext:value-type="float">
            <text:p>0.05</text:p>
          </table:table-cell>
          <table:table-cell table:formula="of:=1-SUM([.C49:.F49])" office:value-type="float" office:value="0.0499999999999999" calcext:value-type="float">
            <text:p>0.05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06 Question six?</text:p>
          </table:table-cell>
          <table:table-cell table:formula="of:=FLOOR(0.5*RAND();0.01)" office:value-type="float" office:value="0.17" calcext:value-type="float">
            <text:p>0.17</text:p>
          </table:table-cell>
          <table:table-cell table:formula="of:=FLOOR((1-[.C50])*RAND();0.01)" office:value-type="float" office:value="0.17" calcext:value-type="float">
            <text:p>0.17</text:p>
          </table:table-cell>
          <table:table-cell table:formula="of:=FLOOR((1-[.C50]-[.D50])*RAND();0.01)" office:value-type="float" office:value="0.49" calcext:value-type="float">
            <text:p>0.49</text:p>
          </table:table-cell>
          <table:table-cell table:formula="of:=FLOOR((1-[.C50]-[.D50]-[.E50])*RAND();0.01)" office:value-type="float" office:value="0.14" calcext:value-type="float">
            <text:p>0.14</text:p>
          </table:table-cell>
          <table:table-cell table:formula="of:=1-SUM([.C50:.F50])" office:value-type="float" office:value="0.0299999999999999" calcext:value-type="float">
            <text:p>0.03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07 Question seven?</text:p>
          </table:table-cell>
          <table:table-cell table:formula="of:=FLOOR(0.5*RAND();0.01)" office:value-type="float" office:value="0.36" calcext:value-type="float">
            <text:p>0.36</text:p>
          </table:table-cell>
          <table:table-cell table:formula="of:=FLOOR((1-[.C51])*RAND();0.01)" office:value-type="float" office:value="0.43" calcext:value-type="float">
            <text:p>0.43</text:p>
          </table:table-cell>
          <table:table-cell table:formula="of:=FLOOR((1-[.C51]-[.D51])*RAND();0.01)" office:value-type="float" office:value="0.11" calcext:value-type="float">
            <text:p>0.11</text:p>
          </table:table-cell>
          <table:table-cell table:formula="of:=FLOOR((1-[.C51]-[.D51]-[.E51])*RAND();0.01)" office:value-type="float" office:value="0.04" calcext:value-type="float">
            <text:p>0.04</text:p>
          </table:table-cell>
          <table:table-cell table:formula="of:=1-SUM([.C51:.F51])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08 Question eight?</text:p>
          </table:table-cell>
          <table:table-cell table:formula="of:=FLOOR(0.5*RAND();0.01)" office:value-type="float" office:value="0.29" calcext:value-type="float">
            <text:p>0.29</text:p>
          </table:table-cell>
          <table:table-cell table:formula="of:=FLOOR((1-[.C52])*RAND();0.01)" office:value-type="float" office:value="0.65" calcext:value-type="float">
            <text:p>0.65</text:p>
          </table:table-cell>
          <table:table-cell table:formula="of:=FLOOR((1-[.C52]-[.D52])*RAND();0.01)" office:value-type="float" office:value="0.01" calcext:value-type="float">
            <text:p>0.01</text:p>
          </table:table-cell>
          <table:table-cell table:formula="of:=FLOOR((1-[.C52]-[.D52]-[.E52])*RAND();0.01)" office:value-type="float" office:value="0.01" calcext:value-type="float">
            <text:p>0.01</text:p>
          </table:table-cell>
          <table:table-cell table:formula="of:=1-SUM([.C52:.F52])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09 Question nine?</text:p>
          </table:table-cell>
          <table:table-cell table:formula="of:=FLOOR(0.5*RAND();0.01)" office:value-type="float" office:value="0.38" calcext:value-type="float">
            <text:p>0.38</text:p>
          </table:table-cell>
          <table:table-cell table:formula="of:=FLOOR((1-[.C53])*RAND();0.01)" office:value-type="float" office:value="0.37" calcext:value-type="float">
            <text:p>0.37</text:p>
          </table:table-cell>
          <table:table-cell table:formula="of:=FLOOR((1-[.C53]-[.D53])*RAND();0.01)" office:value-type="float" office:value="0.13" calcext:value-type="float">
            <text:p>0.13</text:p>
          </table:table-cell>
          <table:table-cell table:formula="of:=FLOOR((1-[.C53]-[.D53]-[.E53])*RAND();0.01)" office:value-type="float" office:value="0.09" calcext:value-type="float">
            <text:p>0.09</text:p>
          </table:table-cell>
          <table:table-cell table:formula="of:=1-SUM([.C53:.F53])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10 Question ten?</text:p>
          </table:table-cell>
          <table:table-cell table:formula="of:=FLOOR(0.5*RAND();0.01)" office:value-type="float" office:value="0.33" calcext:value-type="float">
            <text:p>0.33</text:p>
          </table:table-cell>
          <table:table-cell table:formula="of:=FLOOR((1-[.C54])*RAND();0.01)" office:value-type="float" office:value="0.29" calcext:value-type="float">
            <text:p>0.29</text:p>
          </table:table-cell>
          <table:table-cell table:formula="of:=FLOOR((1-[.C54]-[.D54])*RAND();0.01)" office:value-type="float" office:value="0.18" calcext:value-type="float">
            <text:p>0.18</text:p>
          </table:table-cell>
          <table:table-cell table:formula="of:=FLOOR((1-[.C54]-[.D54]-[.E54])*RAND();0.01)" office:value-type="float" office:value="0.03" calcext:value-type="float">
            <text:p>0.03</text:p>
          </table:table-cell>
          <table:table-cell table:formula="of:=1-SUM([.C54:.F54]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11 Question eleven?</text:p>
          </table:table-cell>
          <table:table-cell table:formula="of:=FLOOR(0.5*RAND();0.01)" office:value-type="float" office:value="0.46" calcext:value-type="float">
            <text:p>0.46</text:p>
          </table:table-cell>
          <table:table-cell table:formula="of:=FLOOR((1-[.C55])*RAND();0.01)" office:value-type="float" office:value="0.33" calcext:value-type="float">
            <text:p>0.33</text:p>
          </table:table-cell>
          <table:table-cell table:formula="of:=FLOOR((1-[.C55]-[.D55])*RAND();0.01)" office:value-type="float" office:value="0" calcext:value-type="float">
            <text:p>0.00</text:p>
          </table:table-cell>
          <table:table-cell table:formula="of:=FLOOR((1-[.C55]-[.D55]-[.E55])*RAND();0.01)" office:value-type="float" office:value="0.06" calcext:value-type="float">
            <text:p>0.06</text:p>
          </table:table-cell>
          <table:table-cell table:formula="of:=1-SUM([.C55:.F55]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12 Question twelve?</text:p>
          </table:table-cell>
          <table:table-cell table:formula="of:=FLOOR(0.5*RAND();0.01)" office:value-type="float" office:value="0.03" calcext:value-type="float">
            <text:p>0.03</text:p>
          </table:table-cell>
          <table:table-cell table:formula="of:=FLOOR((1-[.C56])*RAND();0.01)" office:value-type="float" office:value="0.61" calcext:value-type="float">
            <text:p>0.61</text:p>
          </table:table-cell>
          <table:table-cell table:formula="of:=FLOOR((1-[.C56]-[.D56])*RAND();0.01)" office:value-type="float" office:value="0.25" calcext:value-type="float">
            <text:p>0.25</text:p>
          </table:table-cell>
          <table:table-cell table:formula="of:=FLOOR((1-[.C56]-[.D56]-[.E56])*RAND();0.01)" office:value-type="float" office:value="0.03" calcext:value-type="float">
            <text:p>0.03</text:p>
          </table:table-cell>
          <table:table-cell table:formula="of:=1-SUM([.C56:.F56])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13 Question thirteen?</text:p>
          </table:table-cell>
          <table:table-cell table:formula="of:=FLOOR(0.5*RAND();0.01)" office:value-type="float" office:value="0.26" calcext:value-type="float">
            <text:p>0.26</text:p>
          </table:table-cell>
          <table:table-cell table:formula="of:=FLOOR((1-[.C57])*RAND();0.01)" office:value-type="float" office:value="0.28" calcext:value-type="float">
            <text:p>0.28</text:p>
          </table:table-cell>
          <table:table-cell table:formula="of:=FLOOR((1-[.C57]-[.D57])*RAND();0.01)" office:value-type="float" office:value="0.09" calcext:value-type="float">
            <text:p>0.09</text:p>
          </table:table-cell>
          <table:table-cell table:formula="of:=FLOOR((1-[.C57]-[.D57]-[.E57])*RAND();0.01)" office:value-type="float" office:value="0" calcext:value-type="float">
            <text:p>0.00</text:p>
          </table:table-cell>
          <table:table-cell table:formula="of:=1-SUM([.C57:.F57])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14 Question fourteen?</text:p>
          </table:table-cell>
          <table:table-cell table:formula="of:=FLOOR(0.5*RAND();0.01)" office:value-type="float" office:value="0.47" calcext:value-type="float">
            <text:p>0.47</text:p>
          </table:table-cell>
          <table:table-cell table:formula="of:=FLOOR((1-[.C58])*RAND();0.01)" office:value-type="float" office:value="0.29" calcext:value-type="float">
            <text:p>0.29</text:p>
          </table:table-cell>
          <table:table-cell table:formula="of:=FLOOR((1-[.C58]-[.D58])*RAND();0.01)" office:value-type="float" office:value="0.02" calcext:value-type="float">
            <text:p>0.02</text:p>
          </table:table-cell>
          <table:table-cell table:formula="of:=FLOOR((1-[.C58]-[.D58]-[.E58])*RAND();0.01)" office:value-type="float" office:value="0.21" calcext:value-type="float">
            <text:p>0.21</text:p>
          </table:table-cell>
          <table:table-cell table:formula="of:=1-SUM([.C58:.F58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15 Question fifteen?</text:p>
          </table:table-cell>
          <table:table-cell table:formula="of:=FLOOR(0.5*RAND();0.01)" office:value-type="float" office:value="0.24" calcext:value-type="float">
            <text:p>0.24</text:p>
          </table:table-cell>
          <table:table-cell table:formula="of:=FLOOR((1-[.C59])*RAND();0.01)" office:value-type="float" office:value="0.54" calcext:value-type="float">
            <text:p>0.54</text:p>
          </table:table-cell>
          <table:table-cell table:formula="of:=FLOOR((1-[.C59]-[.D59])*RAND();0.01)" office:value-type="float" office:value="0.07" calcext:value-type="float">
            <text:p>0.07</text:p>
          </table:table-cell>
          <table:table-cell table:formula="of:=FLOOR((1-[.C59]-[.D59]-[.E59])*RAND();0.01)" office:value-type="float" office:value="0.14" calcext:value-type="float">
            <text:p>0.14</text:p>
          </table:table-cell>
          <table:table-cell table:formula="of:=1-SUM([.C59:.F59])" office:value-type="float" office:value="0.0099999999999999" calcext:value-type="float">
            <text:p>0.01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16 Question sixteen?</text:p>
          </table:table-cell>
          <table:table-cell table:formula="of:=FLOOR(0.5*RAND();0.01)" office:value-type="float" office:value="0.07" calcext:value-type="float">
            <text:p>0.07</text:p>
          </table:table-cell>
          <table:table-cell table:formula="of:=FLOOR((1-[.C60])*RAND();0.01)" office:value-type="float" office:value="0.83" calcext:value-type="float">
            <text:p>0.83</text:p>
          </table:table-cell>
          <table:table-cell table:formula="of:=FLOOR((1-[.C60]-[.D60])*RAND();0.01)" office:value-type="float" office:value="0.03" calcext:value-type="float">
            <text:p>0.03</text:p>
          </table:table-cell>
          <table:table-cell table:formula="of:=FLOOR((1-[.C60]-[.D60]-[.E60])*RAND();0.01)" office:value-type="float" office:value="0.04" calcext:value-type="float">
            <text:p>0.04</text:p>
          </table:table-cell>
          <table:table-cell table:formula="of:=1-SUM([.C60:.F60])" office:value-type="float" office:value="0.0299999999999998" calcext:value-type="float">
            <text:p>0.03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17 Question seventeen?</text:p>
          </table:table-cell>
          <table:table-cell table:formula="of:=FLOOR(0.5*RAND();0.01)" office:value-type="float" office:value="0.28" calcext:value-type="float">
            <text:p>0.28</text:p>
          </table:table-cell>
          <table:table-cell table:formula="of:=FLOOR((1-[.C61])*RAND();0.01)" office:value-type="float" office:value="0.58" calcext:value-type="float">
            <text:p>0.58</text:p>
          </table:table-cell>
          <table:table-cell table:formula="of:=FLOOR((1-[.C61]-[.D61])*RAND();0.01)" office:value-type="float" office:value="0.04" calcext:value-type="float">
            <text:p>0.04</text:p>
          </table:table-cell>
          <table:table-cell table:formula="of:=FLOOR((1-[.C61]-[.D61]-[.E61])*RAND();0.01)" office:value-type="float" office:value="0.05" calcext:value-type="float">
            <text:p>0.05</text:p>
          </table:table-cell>
          <table:table-cell table:formula="of:=1-SUM([.C61:.F61])" office:value-type="float" office:value="0.0499999999999999" calcext:value-type="float">
            <text:p>0.05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18 Question eightteen?</text:p>
          </table:table-cell>
          <table:table-cell table:formula="of:=FLOOR(0.5*RAND();0.01)" office:value-type="float" office:value="0.11" calcext:value-type="float">
            <text:p>0.11</text:p>
          </table:table-cell>
          <table:table-cell table:formula="of:=FLOOR((1-[.C62])*RAND();0.01)" office:value-type="float" office:value="0.59" calcext:value-type="float">
            <text:p>0.59</text:p>
          </table:table-cell>
          <table:table-cell table:formula="of:=FLOOR((1-[.C62]-[.D62])*RAND();0.01)" office:value-type="float" office:value="0.1" calcext:value-type="float">
            <text:p>0.10</text:p>
          </table:table-cell>
          <table:table-cell table:formula="of:=FLOOR((1-[.C62]-[.D62]-[.E62])*RAND();0.01)" office:value-type="float" office:value="0.07" calcext:value-type="float">
            <text:p>0.07</text:p>
          </table:table-cell>
          <table:table-cell table:formula="of:=1-SUM([.C62:.F62]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14 Q3</text:p>
          </table:table-cell>
          <table:table-cell office:value-type="string" calcext:value-type="string">
            <text:p>Q19 Question nineteen?</text:p>
          </table:table-cell>
          <table:table-cell table:formula="of:=FLOOR(0.5*RAND();0.01)" office:value-type="float" office:value="0.17" calcext:value-type="float">
            <text:p>0.17</text:p>
          </table:table-cell>
          <table:table-cell table:formula="of:=FLOOR((1-[.C63])*RAND();0.01)" office:value-type="float" office:value="0.73" calcext:value-type="float">
            <text:p>0.73</text:p>
          </table:table-cell>
          <table:table-cell table:formula="of:=FLOOR((1-[.C63]-[.D63])*RAND();0.01)" office:value-type="float" office:value="0.01" calcext:value-type="float">
            <text:p>0.01</text:p>
          </table:table-cell>
          <table:table-cell table:formula="of:=FLOOR((1-[.C63]-[.D63]-[.E63])*RAND();0.01)" office:value-type="float" office:value="0.03" calcext:value-type="float">
            <text:p>0.03</text:p>
          </table:table-cell>
          <table:table-cell table:formula="of:=1-SUM([.C63:.F63])"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" loext:min-decimal-places="2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7T12:16:24.098502355</dc:date>
    <dc:creator>Francesco Merletti</dc:creator>
    <meta:editing-duration>PT7M41S</meta:editing-duration>
    <meta:editing-cycles>1</meta:editing-cycles>
    <meta:generator>LibreOffice/5.0.0.5$Linux_X86_64 LibreOffice_project/00m0$Build-5</meta:generator>
    <meta:document-statistic meta:table-count="1" meta:cell-count="441" meta:object-count="0"/>
  </office:meta>
</office:document-meta>
</file>